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font-name="Century Gothic"/>
    </style:style>
    <style:style style:name="P2" style:family="paragraph">
      <style:paragraph-properties fo:text-align="center"/>
    </style:style>
    <style:style style:name="T1" style:family="text">
      <style:text-properties style:font-name="Century Gothic" fo:font-weight="bold" style:font-weight-asian="bold" style:font-weight-complex="bold"/>
    </style:style>
    <style:style style:name="T2" style:family="text">
      <style:text-properties style:font-name="Century Gothic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2.413cm" svg:x="0.08cm" svg:y="0.436cm">
          <text:p text:style-name="P1"><text:span text:style-name="T1">ProR</text:span></text:p>
          <text:p text:style-name="P1"><text:span text:style-name="T2">Requirements</text:span></text:p>
          <draw:enhanced-geometry svg:viewBox="0 0 21600 21600" draw:glue-points="?f6 0 10800 ?f8 ?f11 10800 ?f9 21600 10800 ?f10 ?f5 10800" draw:text-areas="?f3 ?f3 ?f4 ?f4" draw:mirror-horizontal="true" draw:type="parallelogram" draw:modifiers="4173.166368515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985cm" svg:height="2.413cm" svg:x="1.604cm" svg:y="3.23cm">
          <text:p text:style-name="P1"><text:span text:style-name="T1">Papyrus</text:span></text:p>
          <text:p text:style-name="P1"><text:span text:style-name="T2">SysML/UML</text:span></text:p>
          <draw:enhanced-geometry svg:viewBox="0 0 21600 21600" draw:glue-points="?f6 0 10800 ?f8 ?f11 10800 ?f9 21600 10800 ?f10 ?f5 10800" draw:text-areas="?f3 ?f3 ?f4 ?f4" draw:mirror-horizontal="true" draw:type="parallelogram" draw:modifiers="4173.166368515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5.334cm" svg:height="2.413cm" svg:x="9.279cm" svg:y="6.024cm">
          <text:p text:style-name="P2"><text:span text:style-name="T1">JUnit</text:span></text:p>
          <text:p text:style-name="P2"><text:span text:style-name="T2">Unit Tests</text:span></text:p>
          <draw:enhanced-geometry svg:viewBox="0 0 21600 21600" draw:glue-points="?f6 10800 10800 21600 ?f5 10800 10800 0" draw:text-areas="?f3 ?f3 ?f4 ?f4" draw:type="trapezoid" draw:modifiers="5271.452671040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" draw:text-style-name="P1" draw:layer="layout" svg:width="6.985cm" svg:height="2.413cm" svg:x="3.128cm" svg:y="6.024cm">
          <text:p text:style-name="P1"><text:span text:style-name="T1">Eclipse JDT</text:span></text:p>
          <text:p text:style-name="P1"><text:span text:style-name="T2">Java</text:span></text:p>
          <draw:enhanced-geometry svg:viewBox="0 0 21600 21600" draw:glue-points="?f6 0 10800 ?f8 ?f11 10800 ?f9 21600 10800 ?f10 ?f5 10800" draw:text-areas="?f3 ?f3 ?f4 ?f4" draw:mirror-horizontal="true" draw:type="parallelogram" draw:modifiers="4173.166368515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984cm" svg:height="2.413cm" svg:x="9.152cm" svg:y="3.23cm">
          <text:p text:style-name="P1"><text:span text:style-name="T1">?</text:span></text:p>
          <text:p text:style-name="P1"><text:span text:style-name="T2">Functional Test</text:span></text:p>
          <draw:enhanced-geometry svg:viewBox="0 0 21600 21600" draw:glue-points="?f6 0 10800 ?f8 ?f11 10800 ?f9 21600 10800 ?f10 ?f5 10800" draw:text-areas="?f3 ?f3 ?f4 ?f4" draw:mirror-horizontal="false" draw:type="parallelogram" draw:modifiers="4173.166368515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984cm" svg:height="2.413cm" svg:x="10.723cm" svg:y="0.436cm">
          <text:p text:style-name="P1"><text:span text:style-name="T1">ProR</text:span></text:p>
          <text:p text:style-name="P1"><text:span text:style-name="T2">Acceptance Test</text:span></text:p>
          <draw:enhanced-geometry svg:viewBox="0 0 21600 21600" draw:glue-points="?f6 0 10800 ?f8 ?f11 10800 ?f9 21600 10800 ?f10 ?f5 10800" draw:text-areas="?f3 ?f3 ?f4 ?f4" draw:mirror-horizontal="false" draw:type="parallelogram" draw:modifiers="4173.1663685152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hatch draw:name="Hatching_20_2" draw:display-name="Hatching 2" draw:style="single" draw:color="#cccccc" draw:distance="0.051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Jastram</meta:initial-creator>
    <meta:creation-date>2014-07-25T16:27:24.438095961</meta:creation-date>
    <dc:date>2014-08-14T22:13:54.469780356</dc:date>
    <dc:creator>Michael Jastram</dc:creator>
    <meta:editing-duration>PT26M35S</meta:editing-duration>
    <meta:editing-cycles>4</meta:editing-cycles>
    <meta:generator>LibreOffice/4.1.3.2$Linux_X86_64 LibreOffice_project/410m0$Build-2</meta:generator>
    <meta:document-statistic meta:object-count="6"/>
  </office:meta>
</office:document-meta>
</file>